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000000" draw:fill="hatch" draw:fill-hatch-name="Black_20_45_20_Degrees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svg:stroke-width="0.05cm" svg:stroke-color="#000000" draw:marker-start-width="0.125cm" draw:marker-end="Arrow" draw:marker-end-width="0.20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end="Arrow" draw:marker-end-width="0.20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7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0.25cm" fo:min-width="3.25cm"/>
    </style:style>
    <style:style style:name="gr11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min-height="3.5cm" fo:min-width="8cm" fo:padding-top="0.125cm" fo:padding-bottom="0.125cm" fo:padding-left="0.25cm" fo:padding-right="0.25cm"/>
    </style:style>
    <style:style style:name="gr12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min-height="3.75cm" fo:min-width="8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hatch" draw:fill-hatch-name="Black_20_45_20_Degrees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solid" draw:fill-color="#dddddd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-color="#ffff00"/>
      <style:paragraph-properties fo:text-align="center"/>
      <style:text-properties style:font-name="Courier New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style:font-name="Courier New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cm" svg:height="0.5cm" svg:x="3.5cm" svg:y="3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5cm" svg:y="3.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3.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3.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3.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5cm" svg:y="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3.5cm" svg:y="4.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cm" svg:y="4.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4.5cm" svg:y="4.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5cm" svg:y="4.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3.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3.5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3.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3.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4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4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4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cm" svg:y="4.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8.5cm" svg:y="4.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cm" svg:y="4.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5cm" svg:height="0.5cm" svg:x="9.5cm" svg:y="4.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5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5.25cm">
          <draw:text-box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5.25cm">
          <draw:text-box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 </text:span><text:span text:style-name="T1">1</text:span></text:p>
          </draw:text-box>
        </draw:frame>
        <draw:custom-shape draw:style-name="gr2" draw:text-style-name="P3" draw:layer="layout" svg:width="0.5cm" svg:height="0.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8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8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8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0.5cm" svg:height="0.5cm" svg:x="5cm" svg:y="8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9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9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9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9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9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9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0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0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0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0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8.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8.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8.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8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9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9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9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9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9.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9.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9.5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9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0.5cm" svg:height="0.5cm" svg:x="8cm" svg:y="10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0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0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0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8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10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10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5" draw:text-style-name="P5" draw:layer="layout" svg:width="0.5cm" svg:height="0.5cm" svg:x="5.5cm" svg:y="9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9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0.5cm" svg:height="0.5cm" svg:x="5.5cm" svg:y="10cm">
          <text:p text:style-name="P1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3cm" svg:y="1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0.5cm" svg:height="0.5cm" svg:x="7.5cm" svg:y="8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9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9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0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5cm" svg:height="0.5cm" svg:x="10cm" svg:y="10cm">
          <text:p/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draw:line-skew="0.251cm" svg:x1="5.25cm" svg:y1="8.5cm" svg:x2="7.75cm" svg:y2="8.5cm" draw:start-shape="id1" draw:start-glue-point="0" draw:end-shape="id2" draw:end-glue-point="0" svg:d="M5250 8500c0-375 2500-375 2500 0" svg:viewBox="0 0 2501 282">
          <text:p/>
        </draw:connector>
        <draw:connector draw:style-name="gr8" draw:text-style-name="P6" draw:layer="layout" draw:type="curve" draw:line-skew="-0.251cm" svg:x1="8.25cm" svg:y1="10.5cm" svg:x2="5.75cm" svg:y2="10.5cm" draw:start-shape="id3" draw:start-glue-point="2" draw:end-shape="id4" draw:end-glue-point="2" svg:d="M8250 10500c0 375-2500 375-2500 0" svg:viewBox="0 0 2501 282">
          <text:p/>
        </draw:connector>
        <draw:custom-shape draw:style-name="gr9" draw:text-style-name="P6" draw:layer="layout" svg:width="0.5cm" svg:height="2cm" svg:x="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3.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3.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3.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4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4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4.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4.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4.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3.5cm" svg:y="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cm" svg:y="15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4.5cm" svg:y="1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5cm" svg:y="1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3.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3.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3.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3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4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4.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4.5cm">
          <text:p text:style-name="P1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4.5cm">
          <text:p text:style-name="P1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4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cm" svg:y="15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8.5cm" svg:y="15cm">
          <text:p text:style-name="P1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cm" svg:y="15cm">
          <text:p text:style-name="P1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cm" svg:height="0.5cm" svg:x="9.5cm" svg:y="1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3.5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75cm" svg:x="3cm" svg:y="15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0</text:span></text:p>
          </draw:text-box>
        </draw:frame>
        <draw:frame draw:style-name="gr3" draw:text-style-name="P4" draw:layer="layout" svg:width="3cm" svg:height="0.75cm" svg:x="7.5cm" svg:y="15.75cm">
          <draw:text-box>
            <text:p text:style-name="P1"><text:span text:style-name="T1">Pr</text:span><text:span text:style-name="T1">oc</text:span><text:span text:style-name="T1">es</text:span><text:span text:style-name="T1">s </text:span><text:span text:style-name="T1">1</text:span></text:p>
          </draw:text-box>
        </draw:frame>
        <draw:custom-shape draw:style-name="gr5" draw:text-style-name="P5" draw:layer="layout" svg:width="0.5cm" svg:height="0.5cm" svg:x="5.5cm" svg:y="14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4.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5.5cm" svg:y="15cm">
          <text:p text:style-name="P1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3.5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4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4.5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7.5cm" svg:y="15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draw:line-skew="0.287cm" svg:x1="3.75cm" svg:y1="13.5cm" svg:x2="10.25cm" svg:y2="13.5cm" draw:start-shape="id5" draw:start-glue-point="0" draw:end-shape="id6" draw:end-glue-point="0" svg:d="M3750 13500c0-357 6500-357 6500 0" svg:viewBox="0 0 6501 269">
          <text:p/>
        </draw:connector>
        <draw:connector draw:style-name="gr8" draw:text-style-name="P6" draw:layer="layout" draw:type="curve" draw:line-skew="-0.287cm" svg:x1="9.75cm" svg:y1="15.5cm" svg:x2="3.25cm" svg:y2="15.5cm" draw:start-shape="id7" draw:start-glue-point="2" draw:end-shape="id8" draw:end-glue-point="2" svg:d="M9750 15500c0 357-6500 357-6500 0" svg:viewBox="0 0 6501 269">
          <text:p/>
        </draw:connector>
        <draw:custom-shape draw:style-name="gr5" draw:text-style-name="P7" xml:id="id6" draw:id="id6" draw:layer="layout" svg:width="0.5cm" svg:height="0.5cm" svg:x="10cm" svg:y="13.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4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10cm" svg:y="1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3.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cm" svg:height="0.5cm" svg:x="3cm" svg:y="14.5cm">
          <text:p text:style-name="P1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0.5cm" svg:height="0.5cm" svg:x="3cm" svg:y="1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5" draw:id="id5" draw:layer="layout" svg:width="0.5cm" svg:height="2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" draw:id="id7" draw:layer="layout" svg:width="0.5cm" svg:height="2cm" svg:x="9.5cm" svg:y="1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75cm" svg:height="0.5cm" svg:x="2.5cm" svg:y="2cm">
          <text:p text:style-name="P8"><text:span text:style-name="T3">mpi-send-</text:span><text:span text:style-name="T3">col1.png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.5cm" svg:height="3.75cm" svg:x="2.5cm" svg:y="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75cm" svg:height="0.5cm" svg:x="2.5cm" svg:y="7cm">
          <text:p text:style-name="P8"><text:span text:style-name="T3">mp</text:span><text:span text:style-name="T3">i-</text:span><text:span text:style-name="T3">se</text:span><text:span text:style-name="T3">nd</text:span><text:span text:style-name="T3">-</text:span><text:span text:style-name="T3">co</text:span><text:span text:style-name="T3">l2</text:span><text:span text:style-name="T3">.p</text:span><text:span text:style-name="T3">n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5cm" svg:height="4cm" svg:x="2.5cm" svg:y="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75cm" svg:height="0.5cm" svg:x="2.5cm" svg:y="12cm">
          <text:p text:style-name="P8"><text:span text:style-name="T3">m</text:span><text:span text:style-name="T3">p</text:span><text:span text:style-name="T3">i</text:span><text:span text:style-name="T3">-</text:span><text:span text:style-name="T3">s</text:span><text:span text:style-name="T3">e</text:span><text:span text:style-name="T3">n</text:span><text:span text:style-name="T3">d</text:span><text:span text:style-name="T3">-</text:span><text:span text:style-name="T3">c</text:span><text:span text:style-name="T3">o</text:span><text:span text:style-name="T3">l</text:span><text:span text:style-name="T3">3</text:span><text:span text:style-name="T3">.</text:span><text:span text:style-name="T3">p</text:span><text:span text:style-name="T3">n</text:span><text:span text:style-name="T3">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8.5cm" svg:height="4cm" svg:x="2.5cm" svg:y="1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08T11:19:25.283008294</dc:date>
    <dc:creator>Moreno Marzolla</dc:creator>
    <meta:editing-duration>PT9M32S</meta:editing-duration>
    <meta:editing-cycles>10</meta:editing-cycles>
    <meta:generator>LibreOffice/6.0.7.3$Linux_X86_64 LibreOffice_project/00m0$Build-3</meta:generator>
    <meta:document-statistic meta:object-count="164"/>
  </office:meta>
</office:document-meta>
</file>